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Heading">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ltados del A/B Testing</text:p>
      <text:p text:style-name="P1">La página de nuestro hotel, el Hotel Juan Miguel, resulta mejor como experiencia de usuario que la del Hotel Las Nieves, el test ha dado unos resultados de 77 sobre el primero, mientras que los resultados de este último han sido 65, lo cual es una diferencia notable en resultados, además esto también se puede notar cuando accedemos a la página, ya que en todos los aspectos resulta inferior, tanto en diseño como en rendimiento, resulta una página mucho menos profesional y ya envejecida.</text:p>
      <text:p text:style-name="P1">Como conclusión, la página del Hotel Juan Miguel es mejor en todos los aspectos, y sería la página a tomar como refer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Portillo Pacheco</meta:initial-creator>
    <meta:creation-date>2016-03-27T15:46:41.06</meta:creation-date>
    <meta:document-statistic meta:table-count="0" meta:image-count="0" meta:object-count="0" meta:page-count="1" meta:paragraph-count="3" meta:word-count="110" meta:character-count="639"/>
    <dc:date>2016-03-27T15:51:11.86</dc:date>
    <dc:creator>Federico  Portillo Pacheco</dc:creator>
    <meta:editing-duration>PT4M31S</meta:editing-duration>
    <meta:editing-cycles>1</meta:editing-cycles>
    <meta:generator>OpenOffice/4.1.1$Win32 OpenOffice.org_project/411m6$Build-9775</meta:generator>
  </office:meta>
</office:document-meta>
</file>